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fo:border-top="none" fo:border-bottom="thin solid #000000" fo:border-left="none" fo:border-right="none" style:vertical-align="middle" fo:background-color="#5B95F9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#CC000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00FF0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4A86E8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30892857142857cm"/>
    </style:style>
    <style:style style:name="co2" style:family="table-column">
      <style:table-column-properties fo:break-before="auto" style:column-width="3.26571428571429cm"/>
    </style:style>
    <style:style style:name="co3" style:family="table-column">
      <style:table-column-properties fo:break-before="auto" style:column-width="14.0153571428571cm"/>
    </style:style>
    <style:style style:name="co4" style:family="table-column">
      <style:table-column-properties fo:break-before="auto" style:column-width="9.8425cm"/>
    </style:style>
    <style:style style:name="co5" style:family="table-column">
      <style:table-column-properties fo:break-before="auto" style:column-width="9.16214285714286cm"/>
    </style:style>
    <style:style style:name="co6" style:family="table-column">
      <style:table-column-properties fo:break-before="auto" style:column-width="1.81428571428571cm"/>
    </style:style>
    <style:style style:name="ro1" style:family="table-row">
      <style:table-row-properties style:row-height="14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3">
            <text:p>$footer_background</text:p>
          </table:table-cell>
          <table:table-cell office:value-type="string" table:style-name="ce3">
            <text:p>De gebruikers</text:p>
          </table:table-cell>
          <table:table-cell office:value-type="string" table:style-name="ce3">
            <text:p>wil</text:p>
          </table:table-cell>
          <table:table-cell office:value-type="string" table:style-name="ce3">
            <text:p>Zodat</text:p>
          </table:table-cell>
          <table:table-cell office:value-type="string" table:style-name="ce3">
            <text:p>MoSCoW</text:p>
          </table:table-cell>
          <table:table-cell table:number-columns-repeated="10" table:style-name="ce3"/>
          <table:table-cell table:number-columns-repeated="16369"/>
        </table:table-row>
        <table:table-row table:style-name="ro1">
          <table:table-cell table:style-name="ce2"/>
          <table:table-cell table:style-name="ce4"/>
          <table:table-cell table:number-columns-repeated="13" table:style-name="ce2"/>
          <table:table-cell table:number-columns-repeated="16369"/>
        </table:table-row>
        <table:table-row table:style-name="ro1">
          <table:table-cell office:value-type="string" table:style-name="ce4">
            <text:p>dashboard</text:p>
          </table:table-cell>
          <table:table-cell office:value-type="string" table:style-name="ce4">
            <text:p>De beheerder</text:p>
          </table:table-cell>
          <table:table-cell office:value-type="string" table:style-name="ce4">
            <text:p>wil een duidelijke manier om bij de code te komen</text:p>
          </table:table-cell>
          <table:table-cell office:value-type="string" table:style-name="ce4">
            <text:p>hij/zij gemakkelijk het dashboard kan aanpassen</text:p>
          </table:table-cell>
          <table:table-cell table:style-name="ce4"/>
          <table:table-cell table:number-columns-repeated="10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4">
            <text:p>De beheerder</text:p>
          </table:table-cell>
          <table:table-cell office:value-type="string" table:style-name="ce4">
            <text:p>wil tusen de blogposts kunnen filteren van oudste of nieuwste bericht</text:p>
          </table:table-cell>
          <table:table-cell office:value-type="string" table:style-name="ce4">
            <text:p>hij/zij makkelijker bij de oudeste of nieuwste berichten<text:s/>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4">
            <text:p>De beheerder</text:p>
          </table:table-cell>
          <table:table-cell office:value-type="string" table:style-name="ce9">
            <text:p>Wil een afbeelding kunnen zien bij het bericht</text:p>
          </table:table-cell>
          <table:table-cell office:value-type="string" table:style-name="ce4">
            <text:p>hij/zij een betere indruk krijg bij de inhoud.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4">
            <text:p>De beheerder</text:p>
          </table:table-cell>
          <table:table-cell office:value-type="string" table:style-name="ce9">
            <text:p>wil kunnen navigeren tussen alle blogposts in vorm van pagina's</text:p>
          </table:table-cell>
          <table:table-cell office:value-type="string" table:style-name="ce4">
            <text:p>hij/zij niet eindeloos hoeft te scrollen.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4">
            <text:p>De beheerder</text:p>
          </table:table-cell>
          <table:table-cell office:value-type="string" table:style-name="ce9">
            <text:p>wil ik een verkorte versie kunnen lezen in het overzicht</text:p>
          </table:table-cell>
          <table:table-cell office:value-type="string" table:style-name="ce4">
            <text:p>hij/zij een indicatie krijg over waar het verhaal over gaat.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4">
            <text:p>De beheerder</text:p>
          </table:table-cell>
          <table:table-cell office:value-type="string" table:style-name="ce9">
            <text:p>wil een blogpost kunnen delen op socialmedia</text:p>
          </table:table-cell>
          <table:table-cell office:value-type="string" table:style-name="ce4">
            <text:p>hij/zij andere kan aansporen dit bericht te lezen.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4">
            <text:p>De beheerder</text:p>
          </table:table-cell>
          <table:table-cell office:value-type="string" table:style-name="ce9">
            <text:p>wil de datum van een blogpost weten<text:s/></text:p>
          </table:table-cell>
          <table:table-cell office:value-type="string" table:style-name="ce4">
            <text:p>hij/zij een indicatie krijgt wanneer de blogpost is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9">
            <text:p>wil de tijd kunnen zien</text:p>
          </table:table-cell>
          <table:table-cell office:value-type="string" table:style-name="ce4">
            <text:p>hij.zij het onderwerp van de tekst weet.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9">
            <text:p>wil de datum kunnen zien</text:p>
          </table:table-cell>
          <table:table-cell office:value-type="string" table:style-name="ce4">
            <text:p>hij/zij het hele verhaal kan lezen.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4">
            <text:p>wil de kosten zien</text:p>
          </table:table-cell>
          <table:table-cell office:value-type="string" table:style-name="ce4">
            <text:p>hij./zij mogelijk interesanten verhalen kan lezen.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4">
            <text:p>wil zien wanneer de zon op komt en onder gaat</text:p>
          </table:table-cell>
          <table:table-cell office:value-type="string" table:style-name="ce4">
            <text:p>hij/zij makkelijk naar andere verhalen kan navigeren.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4">
            <text:p>wil kunnen zien wat de lokale temperatuur is</text:p>
          </table:table-cell>
          <table:table-cell office:value-type="string" table:style-name="ce4">
            <text:p>hij/zij snel het onderwerp vindt waar hij/zij naar zoekt.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4">
            <text:p>wil op detailpagina door kunnen klikken naar het bij behorende project indien relevant</text:p>
          </table:table-cell>
          <table:table-cell office:value-type="string" table:style-name="ce4">
            <text:p>hij/zij het project waar de post over gaat kan zien.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4">
            <text:p>wil nog meer media kunnen zien in de detailpagina</text:p>
          </table:table-cell>
          <table:table-cell office:value-type="string" table:style-name="ce4">
            <text:p>hij/zij een nog beter beeld krijgt van de blogpost.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4">
            <text:p>wil kunnen reageren op een blogpost</text:p>
          </table:table-cell>
          <table:table-cell office:value-type="string" table:style-name="ce4">
            <text:p>hij/zij zicht kan laten horen over de betreffende post.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4">
            <text:p>wil berichten toe kunnen voegen</text:p>
          </table:table-cell>
          <table:table-cell office:value-type="string" table:style-name="ce4">
            <text:p>hij/zij nieuwe berichten kan toevoegen.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4">
            <text:p>wil een bericht kunnen bewerken</text:p>
          </table:table-cell>
          <table:table-cell office:value-type="string" table:style-name="ce4">
            <text:p>hij/zij eventuele wijzigingen kan toepassen.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4">
            <text:p>wil een bericht kunnen verwijderen</text:p>
          </table:table-cell>
          <table:table-cell office:value-type="string" table:style-name="ce4">
            <text:p>hij/zij het bericht kan verwijderen.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4">
            <text:p>wil media kunnen uploaden zoals foto's</text:p>
          </table:table-cell>
          <table:table-cell office:value-type="string" table:style-name="ce4">
            <text:p>hij/zij het werk kan laten zien.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4">
            <text:p>wil de hoofdfoto kunnen uploaden van een verhaal</text:p>
          </table:table-cell>
          <table:table-cell office:value-type="string" table:style-name="ce4">
            <text:p>hij/zij een duidelijk beeld bij het verhaal kan geven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4">
            <text:p>wil de hoofdfoto aanpassen</text:p>
          </table:table-cell>
          <table:table-cell office:value-type="string" table:style-name="ce4">
            <text:p>hij/zij een andere foto kan toevoegen.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4">
            <text:p>reacties kunnen beheren</text:p>
          </table:table-cell>
          <table:table-cell office:value-type="string" table:style-name="ce4">
            <text:p>hij/zij ongepaste berichten kan verwijderen</text:p>
          </table:table-cell>
          <table:table-cell table:style-name="ce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Portfolio</text:p>
          </table:table-cell>
          <table:table-cell office:value-type="string" table:style-name="ce4">
            <text:p>De gebruiker</text:p>
          </table:table-cell>
          <table:table-cell office:value-type="string" table:style-name="ce4">
            <text:p>wil een menu balk</text:p>
          </table:table-cell>
          <table:table-cell office:value-type="string" table:style-name="ce4">
            <text:p>hij/zij goed en snel kan navigeren door de website</text:p>
          </table:table-cell>
          <table:table-cell office:value-type="string" table:style-name="ce4">
            <text:p>m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4">
            <text:p>wil een titel van een project zien</text:p>
          </table:table-cell>
          <table:table-cell office:value-type="string" table:style-name="ce4">
            <text:p>hij/zij dat je weet waar het project over gaat.</text:p>
          </table:table-cell>
          <table:table-cell office:value-type="string" table:style-name="ce4">
            <text:p>m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4">
            <text:p>wil een korte sub titel zien</text:p>
          </table:table-cell>
          <table:table-cell office:value-type="string" table:style-name="ce4">
            <text:p>hij/zij waar het project over gaat.</text:p>
          </table:table-cell>
          <table:table-cell office:value-type="string" table:style-name="ce4">
            <text:p>m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4">
            <text:p>wil een slideshow zien</text:p>
          </table:table-cell>
          <table:table-cell office:value-type="string" table:style-name="ce4">
            <text:p>hij/zij kan zien wat er te zien is in het museum</text:p>
          </table:table-cell>
          <table:table-cell office:value-type="string" table:style-name="ce4">
            <text:p>m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4">
            <text:p>wil een uitgelicht project laten zien</text:p>
          </table:table-cell>
          <table:table-cell office:value-type="string" table:style-name="ce4">
            <text:p>hij/zij getriggert word om dat project te bekijken</text:p>
          </table:table-cell>
          <table:table-cell office:value-type="string" table:style-name="ce4">
            <text:p>m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De gebruiker</text:p>
          </table:table-cell>
          <table:table-cell office:value-type="string" table:style-name="ce4">
            <text:p>wil zien dat de content wordt geladen</text:p>
          </table:table-cell>
          <table:table-cell office:value-type="string" table:style-name="ce4">
            <text:p>hij/zij weet dat zijn/haar actie wordt uitgevoert.</text:p>
          </table:table-cell>
          <table:table-cell office:value-type="string" table:style-name="ce4">
            <text:p>c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4">
            <text:p>wil een project kunnen toevoegen aan een overzicht</text:p>
          </table:table-cell>
          <table:table-cell office:value-type="string" table:style-name="ce4">
            <text:p>ik mijn portfolio kan uitbreiden.</text:p>
          </table:table-cell>
          <table:table-cell office:value-type="string" table:style-name="ce4">
            <text:p>m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4">
            <text:p>wil een project kunnen aanpassen</text:p>
          </table:table-cell>
          <table:table-cell office:value-type="string" table:style-name="ce4">
            <text:p>ik relevante informatie kan weghalen of bijvoegen.</text:p>
          </table:table-cell>
          <table:table-cell office:value-type="string" table:style-name="ce4">
            <text:p>m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4">
            <text:p>wil een project kunnen verwijderen</text:p>
          </table:table-cell>
          <table:table-cell office:value-type="string" table:style-name="ce4">
            <text:p>ik niet relevante projecten kan weghalen.</text:p>
          </table:table-cell>
          <table:table-cell office:value-type="string" table:style-name="ce4">
            <text:p>m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4">
            <text:p>De gebruiker</text:p>
          </table:table-cell>
          <table:table-cell office:value-type="string" table:style-name="ce4">
            <text:p>wil een tags toevoegen</text:p>
          </table:table-cell>
          <table:table-cell office:value-type="string" table:style-name="ce4">
            <text:p>ik mijn werk kan onderscheiden.</text:p>
          </table:table-cell>
          <table:table-cell office:value-type="string" table:style-name="ce4">
            <text:p>m</text:p>
          </table:table-cell>
          <table:table-cell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portfolio single/detail</text:p>
          </table:table-cell>
          <table:table-cell office:value-type="string" table:style-name="ce4">
            <text:p>De ondernemer</text:p>
          </table:table-cell>
          <table:table-cell office:value-type="string" table:style-name="ce4">
            <text:p>wil tekeningen van het proces van een project kunnen zien</text:p>
          </table:table-cell>
          <table:table-cell office:value-type="string" table:style-name="ce4">
            <text:p>ik weet hoe zij ter werk gaat</text:p>
          </table:table-cell>
          <table:table-cell office:value-type="string" table:style-name="ce4">
            <text:p>m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4">
            <text:p>De ondernemer</text:p>
          </table:table-cell>
          <table:table-cell office:value-type="string" table:style-name="ce4">
            <text:p>Wil ik een beschrijving van het project kunnen zien</text:p>
          </table:table-cell>
          <table:table-cell office:value-type="string" table:style-name="ce4">
            <text:p>ik weet wat voor project het is</text:p>
          </table:table-cell>
          <table:table-cell office:value-type="string" table:style-name="ce4">
            <text:p>m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4">
            <text:p>De ondernemer</text:p>
          </table:table-cell>
          <table:table-cell office:value-type="string" table:style-name="ce4">
            <text:p>Wil ik de titel van het project kunnen zien</text:p>
          </table:table-cell>
          <table:table-cell office:value-type="string" table:style-name="ce4">
            <text:p>ik weet waar het project over gaat</text:p>
          </table:table-cell>
          <table:table-cell office:value-type="string" table:style-name="ce4">
            <text:p>m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4">
            <text:p>De beheerder</text:p>
          </table:table-cell>
          <table:table-cell office:value-type="string" table:style-name="ce4">
            <text:p>Wil ik alle content op de pagina kunnen aanpassen<text:s/></text:p>
          </table:table-cell>
          <table:table-cell office:value-type="string" table:style-name="ce4">
            <text:p>ik veranderingen van de inhoud kan aanpassen</text:p>
          </table:table-cell>
          <table:table-cell office:value-type="string" table:style-name="ce4">
            <text:p>m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4">
            <text:p>de beheerder</text:p>
          </table:table-cell>
          <table:table-cell office:value-type="string" table:style-name="ce4">
            <text:p>wil ik een project kunnen verwijderen</text:p>
          </table:table-cell>
          <table:table-cell office:value-type="string" table:style-name="ce4">
            <text:p>ik een niet relevant project van de site kan halen</text:p>
          </table:table-cell>
          <table:table-cell office:value-type="string" table:style-name="ce4">
            <text:p>m</text:p>
          </table:table-cell>
          <table:table-cell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4">
            <text:p>de beheerder</text:p>
          </table:table-cell>
          <table:table-cell office:value-type="string" table:style-name="ce4">
            <text:p>wil ik een project kunnen toevoegen</text:p>
          </table:table-cell>
          <table:table-cell office:value-type="string" table:style-name="ce4">
            <text:p>ik werk op de website kan zetten</text:p>
          </table:table-cell>
          <table:table-cell office:value-type="string" table:style-name="ce4">
            <text:p>m</text:p>
          </table:table-cell>
          <table:table-cell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Diensten</text:p>
          </table:table-cell>
          <table:table-cell office:value-type="string" table:style-name="ce4">
            <text:p>De beheerder<text:s/></text:p>
          </table:table-cell>
          <table:table-cell office:value-type="string" table:style-name="ce4">
            <text:p>wil een dienst toevoegen</text:p>
          </table:table-cell>
          <table:table-cell office:value-type="string" table:style-name="ce4">
            <text:p>ik kan tonen wat mijn diensten zijn.<text:s/>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4">
            <text:p>De ondernemer</text:p>
          </table:table-cell>
          <table:table-cell office:value-type="string" table:style-name="ce4">
            <text:p>wil ik de diensten zien</text:p>
          </table:table-cell>
          <table:table-cell office:value-type="string" table:style-name="ce4">
            <text:p>ik kan zien wat Linda voor mij kan betekenen.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4">
            <text:p>De beheerder</text:p>
          </table:table-cell>
          <table:table-cell office:value-type="string" table:style-name="ce4">
            <text:p>wil dienst verwijderen</text:p>
          </table:table-cell>
          <table:table-cell office:value-type="string" table:style-name="ce4">
            <text:p>ik diensten die ik niet meer doe kan verwijderen.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4">
            <text:p>De ondernemer</text:p>
          </table:table-cell>
          <table:table-cell office:value-type="string" table:style-name="ce4">
            <text:p>wil ik zien wat een dienst inhoud</text:p>
          </table:table-cell>
          <table:table-cell office:value-type="string" table:style-name="ce4">
            <text:p>ik precies weet wat ze met de dienst bedoeld.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4">
            <text:p>De ondernemer</text:p>
          </table:table-cell>
          <table:table-cell office:value-type="string" table:style-name="ce4">
            <text:p>wil beeld krijgen bij de dienst</text:p>
          </table:table-cell>
          <table:table-cell office:value-type="string" table:style-name="ce4">
            <text:p>ik een indruk krijg wat het inhoud.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4">
            <text:p>De beheerder</text:p>
          </table:table-cell>
          <table:table-cell office:value-type="string" table:style-name="ce4">
            <text:p>wil de inhoud van een dienst aanpassen</text:p>
          </table:table-cell>
          <table:table-cell office:value-type="string" table:style-name="ce4">
            <text:p>ik verandering van inhoud van de dienst dit kan aanpassen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4">
            <text:p>De ondernemer</text:p>
          </table:table-cell>
          <table:table-cell office:value-type="string" table:style-name="ce4">
            <text:p>wil door kunnen klikken</text:p>
          </table:table-cell>
          <table:table-cell office:value-type="string" table:style-name="ce4">
            <text:p>ik meer informatie krijg over de dienst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diensten detail</text:p>
          </table:table-cell>
          <table:table-cell office:value-type="string" table:style-name="ce4">
            <text:p>de ondernemer</text:p>
          </table:table-cell>
          <table:table-cell office:value-type="string" table:style-name="ce4">
            <text:p>wil een gedetaileerde uitleg over de dienst</text:p>
          </table:table-cell>
          <table:table-cell office:value-type="string" table:style-name="ce4">
            <text:p>ik exact weet wat de dienst inhoud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4">
            <text:p>de ondernemer</text:p>
          </table:table-cell>
          <table:table-cell office:value-type="string" table:style-name="ce4">
            <text:p>wil beelden zien van de dienst</text:p>
          </table:table-cell>
          <table:table-cell office:value-type="string" table:style-name="ce4">
            <text:p>ik beeld krijg van de dienst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4">
            <text:p>de ondernemer</text:p>
          </table:table-cell>
          <table:table-cell office:value-type="string" table:style-name="ce4">
            <text:p>wil ik een gefilterde button die mij verwijst naar het portfolio</text:p>
          </table:table-cell>
          <table:table-cell office:value-type="string" table:style-name="ce4">
            <text:p>ik werk kan zien van deze dienst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4">
            <text:p>de ondernemer</text:p>
          </table:table-cell>
          <table:table-cell office:value-type="string" table:style-name="ce4">
            <text:p>wil ik via een button een aanvraag kunnen doen</text:p>
          </table:table-cell>
          <table:table-cell office:value-type="string" table:style-name="ce4">
            <text:p>ik snel contact op kan nemen om hier vragen over te stellen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4">
            <text:p>de ondernemer</text:p>
          </table:table-cell>
          <table:table-cell office:value-type="string" table:style-name="ce4">
            <text:p>wil ik een herkenbare layout terug zien<text:s/></text:p>
          </table:table-cell>
          <table:table-cell office:value-type="string" table:style-name="ce4">
            <text:p>ik weet dat ik op de zelfde website ben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contact</text:p>
          </table:table-cell>
          <table:table-cell office:value-type="string" table:style-name="ce4">
            <text:p>de ondernemer</text:p>
          </table:table-cell>
          <table:table-cell office:value-type="string" table:style-name="ce4">
            <text:p>wil ik weten waar het bedrijf zit</text:p>
          </table:table-cell>
          <table:table-cell office:value-type="string" table:style-name="ce4">
            <text:p>ik weet waar ik heen moet voor een afspraa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4">
            <text:p>de ondernemer</text:p>
          </table:table-cell>
          <table:table-cell office:value-type="string" table:style-name="ce4">
            <text:p>wil ik haar telefoonnummer weten</text:p>
          </table:table-cell>
          <table:table-cell office:value-type="string" table:style-name="ce4">
            <text:p>ik contact met haar kan opzoeken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4">
            <text:p>de ondernemer</text:p>
          </table:table-cell>
          <table:table-cell office:value-type="string" table:style-name="ce4">
            <text:p>wil ik lin-design op social media volgen</text:p>
          </table:table-cell>
          <table:table-cell office:value-type="string" table:style-name="ce4">
            <text:p>ik op de hoogte word gehouden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4">
            <text:p>de ondernemer</text:p>
          </table:table-cell>
          <table:table-cell office:value-type="string" table:style-name="ce4">
            <text:p>wil ik doormiddel van een formulier een mail kunnen sturen</text:p>
          </table:table-cell>
          <table:table-cell office:value-type="string" table:style-name="ce4">
            <text:p>ik contact kan leggen met Lin-design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CV</text:p>
          </table:table-cell>
          <table:table-cell office:value-type="string" table:style-name="ce4">
            <text:p>De beheerder</text:p>
          </table:table-cell>
          <table:table-cell office:value-type="string" table:style-name="ce4">
            <text:p>Wil ik werkervaringenen kunnen toevoegen</text:p>
          </table:table-cell>
          <table:table-cell office:value-type="string" table:style-name="ce4">
            <text:p>Ik kan tonen wat mijn werkervaringen zijn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4">
            <text:p>De beheerder</text:p>
          </table:table-cell>
          <table:table-cell office:value-type="string" table:style-name="ce4">
            <text:p>wil opleidingen kunnen toevoegen</text:p>
          </table:table-cell>
          <table:table-cell office:value-type="string" table:style-name="ce4">
            <text:p>ik kan tonen wat voor een opleidingen heb gedaan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4">
            <text:p>de ondernemer</text:p>
          </table:table-cell>
          <table:table-cell office:value-type="string" table:style-name="ce4">
            <text:p>wil ik de werkervaringen kunnen zien</text:p>
          </table:table-cell>
          <table:table-cell office:value-type="string" table:style-name="ce4">
            <text:p>ik kan zien wat linda voor werkervaringen heeft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4">
            <text:p>De ondernemer</text:p>
          </table:table-cell>
          <table:table-cell office:value-type="string" table:style-name="ce4">
            <text:p>Wil ik opleidingen kunnen zien<text:s/></text:p>
          </table:table-cell>
          <table:table-cell office:value-type="string" table:style-name="ce4">
            <text:p>zodat ik weet wat voor opleidingen linda heeft gevolgd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4">
            <text:p>De beheerder</text:p>
          </table:table-cell>
          <table:table-cell office:value-type="string" table:style-name="ce4">
            <text:p>wil ik opdrachtgevers toe kunnen voegen</text:p>
          </table:table-cell>
          <table:table-cell office:value-type="string" table:style-name="ce4">
            <text:p>ik kan laten zien met welke bedrijfen heb gewerkt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4">
            <text:p>De beheerder</text:p>
          </table:table-cell>
          <table:table-cell office:value-type="string" table:style-name="ce4">
            <text:p>wil ik subpaginas per werkervaring of opleiding toe kunnen voegen</text:p>
          </table:table-cell>
          <table:table-cell office:value-type="string" table:style-name="ce4">
            <text:p>Ik meer informatie ofer de werkervaring of opleiding kan tonen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4">
            <text:p>Publicaties</text:p>
          </table:table-cell>
          <table:table-cell office:value-type="string" table:style-name="ce4">
            <text:p>De beheerder</text:p>
          </table:table-cell>
          <table:table-cell office:value-type="string" table:style-name="ce4">
            <text:p>Wil ik publicaties toe kunnen voegen</text:p>
          </table:table-cell>
          <table:table-cell office:value-type="string" table:style-name="ce4">
            <text:p>Zodat ik kan tonen welke publicaties ik heb gemaakt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4">
            <text:p>De ondernemer</text:p>
          </table:table-cell>
          <table:table-cell office:value-type="string" table:style-name="ce4">
            <text:p>wil ik de publicaties uitgelicht zien</text:p>
          </table:table-cell>
          <table:table-cell office:value-type="string" table:style-name="ce4">
            <text:p>ik in detail kan zien waar de publicatie over gaat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4">
            <text:p>De ondernemer</text:p>
          </table:table-cell>
          <table:table-cell office:value-type="string" table:style-name="ce4">
            <text:p>Wil een overzicht van alle publicaties kunnen zien</text:p>
          </table:table-cell>
          <table:table-cell office:value-type="string" table:style-name="ce4">
            <text:p>ik kan zien waar linda allemaal in vernoemt i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4"/>
          <table:table-cell table:style-name="ce2"/>
          <table:table-cell table:number-columns-repeated="16380"/>
        </table:table-row>
        <table:table-row table:style-name="ro1">
          <table:table-cell office:value-type="string" table:style-name="ce4">
            <text:p>Algemeen</text:p>
          </table:table-cell>
          <table:table-cell office:value-type="string" table:style-name="ce4">
            <text:p>De beheerder</text:p>
          </table:table-cell>
          <table:table-cell office:value-type="string" table:style-name="ce4">
            <text:p>Wil een button uitkiezen voor een pagina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4"/>
          <table:table-cell office:value-type="string" table:style-name="ce4">
            <text:p>De ondernemer</text:p>
          </table:table-cell>
          <table:table-cell office:value-type="string" table:style-name="ce4">
            <text:p>Wil een omlijsting kiezen voor de foto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4"/>
          <table:table-cell office:value-type="string" table:style-name="ce4">
            <text:p>De ondernemer</text:p>
          </table:table-cell>
          <table:table-cell office:value-type="string" table:style-name="ce4">
            <text:p>Wil de kleur van een button kiezen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4"/>
          <table:table-cell office:value-type="string" table:style-name="ce4">
            <text:p>De ondernemer</text:p>
          </table:table-cell>
          <table:table-cell office:value-type="string" table:style-name="ce4">
            <text:p>Wil de kleur van een omlijsting kiezen<text:s/>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4"/>
          <table:table-cell office:value-type="string" table:style-name="ce4">
            <text:p>De ondernemer</text:p>
          </table:table-cell>
          <table:table-cell office:value-type="string" table:style-name="ce4">
            <text:p>Wil de kleur van een button kunnen aanpassen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4"/>
          <table:table-cell office:value-type="string" table:style-name="ce4">
            <text:p>De ondernemer</text:p>
          </table:table-cell>
          <table:table-cell office:value-type="string" table:style-name="ce4">
            <text:p>wil de kleur van een omlijsting kunnen aanpassen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4"/>
          <table:table-cell office:value-type="string" table:style-name="ce4">
            <text:p>De ondernemer</text:p>
          </table:table-cell>
          <table:table-cell office:value-type="string" table:style-name="ce4">
            <text:p>Wil de kleur van een overlay kunnen kiezen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4"/>
          <table:table-cell office:value-type="string" table:style-name="ce4">
            <text:p>De ondernemer</text:p>
          </table:table-cell>
          <table:table-cell office:value-type="string" table:style-name="ce4">
            <text:p>Wil de tekst van een quote kunnen aanpassen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4"/>
          <table:table-cell office:value-type="string" table:style-name="ce4">
            <text:p>De ondernemer</text:p>
          </table:table-cell>
          <table:table-cell office:value-type="string" table:style-name="ce4">
            <text:p>Wil de lettertypes kunnen aanpassen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4"/>
          <table:table-cell office:value-type="string" table:style-name="ce4">
            <text:p>De ondernemer</text:p>
          </table:table-cell>
          <table:table-cell office:value-type="string" table:style-name="ce4">
            <text:p>Wil de font-color kunnen aanpassen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4"/>
          <table:table-cell office:value-type="string" table:style-name="ce4">
            <text:p>De ondernemer</text:p>
          </table:table-cell>
          <table:table-cell office:value-type="string" table:style-name="ce4">
            <text:p>Wil de foto kunnen aanpassen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4"/>
          <table:table-cell office:value-type="string" table:style-name="ce4">
            <text:p>De ondernemer</text:p>
          </table:table-cell>
          <table:table-cell office:value-type="string" table:style-name="ce4">
            <text:p>Wil de kleuren van contentblokken kunnen aanpassen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4"/>
          <table:table-cell office:value-type="string" table:style-name="ce4">
            <text:p>De ondernemer</text:p>
          </table:table-cell>
          <table:table-cell office:value-type="string" table:style-name="ce4">
            <text:p>Wilt een foto boven onder of midden vast zetten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4"/>
          <table:table-cell office:value-type="string" table:style-name="ce4">
            <text:p>De ondernemer<text:s/></text:p>
          </table:table-cell>
          <table:table-cell office:value-type="string" table:style-name="ce4">
            <text:p>Wilt het opacityvlak qua kleur aanpassen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4">
            <text:p>De ondernemer<text:s/></text:p>
          </table:table-cell>
          <table:table-cell office:value-type="string" table:style-name="ce4">
            <text:p>Wil ik een cookie melding zien</text:p>
          </table:table-cell>
          <table:table-cell office:value-type="string" table:style-name="ce4">
            <text:p>zodat ik kan zien dat de site gebruik maakt van cooki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0">
            <text:p>Legenda<text:s/></text:p>
          </table:table-cell>
          <table:covered-table-cell/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5"/>
          <table:table-cell office:value-type="string" table:style-name="ce6">
            <text:p>niet afgerond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7"/>
          <table:table-cell office:value-type="string" table:style-name="ce8">
            <text:p>afgerond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4">
            <text:p>N.V.T.</text:p>
          </table:table-cell>
          <table:table-cell office:value-type="string" table:style-name="ce4">
            <text:p>Niet van toepassing</text:p>
          </table:table-cell>
          <table:table-cell table:number-columns-repeated="2" table:style-name="ce2"/>
          <table:table-cell table:number-columns-repeated="16380"/>
        </table:table-row>
        <table:table-row table:number-rows-repeated="104848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matthijs Jurriaans</meta:initial-creator>
    <dc:creator>matthijs Jurriaans</dc:creator>
    <meta:creation-date>2022-03-14T09:38:15Z</meta:creation-date>
    <dc:date>2022-03-14T09:58:00Z</dc:date>
  </office:meta>
</office:document-meta>
</file>